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52e36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5448b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57cb9" officeooo:paragraph-rsid="005448b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698b6" officeooo:paragraph-rsid="005698b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5a9a24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698b6" officeooo:paragraph-rsid="0055850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6a3e9c" officeooo:paragraph-rsid="006a3e9c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04044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0404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52e369"/>
    </style:style>
    <style:style style:name="P12" style:family="paragraph" style:parent-style-name="Standard">
      <style:paragraph-properties fo:text-align="start" style:justify-single-word="false"/>
      <style:text-properties officeooo:paragraph-rsid="00604044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52e369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52e369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6aa0f7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52e369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52e369"/>
    </style:style>
    <style:style style:name="P18" style:family="paragraph" style:parent-style-name="Standard" style:list-style-name="L5">
      <style:paragraph-properties fo:text-align="start" style:justify-single-word="false"/>
      <style:text-properties officeooo:paragraph-rsid="0052e369"/>
    </style:style>
    <style:style style:name="P19" style:family="paragraph" style:parent-style-name="Standard" style:list-style-name="L6">
      <style:paragraph-properties fo:text-align="start" style:justify-single-word="false"/>
      <style:text-properties officeooo:paragraph-rsid="0052e369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e89f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4d1ae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6a3e9c" officeooo:paragraph-rsid="006a3e9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4e8542" officeooo:paragraph-rsid="0052e369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5062e3" officeooo:paragraph-rsid="0052e369"/>
    </style:style>
    <style:style style:name="P3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officeooo:rsid="0061b86d" officeooo:paragraph-rsid="0061b86d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6a3e9c" officeooo:paragraph-rsid="006a3e9c"/>
    </style:style>
    <style:style style:name="P35" style:family="paragraph" style:parent-style-name="Standard" style:list-style-name="L5">
      <style:paragraph-properties fo:text-align="start" style:justify-single-word="false"/>
      <style:text-properties officeooo:rsid="0054e31e" officeooo:paragraph-rsid="0052e369"/>
    </style:style>
    <style:style style:name="P36" style:family="paragraph" style:parent-style-name="Standard" style:list-style-name="L6">
      <style:paragraph-properties fo:text-align="start" style:justify-single-word="false"/>
      <style:text-properties officeooo:rsid="0063be59" officeooo:paragraph-rsid="0063be59"/>
    </style:style>
    <style:style style:name="T1" style:family="text">
      <style:text-properties style:font-name="DejaVu Sans Condensed" fo:font-size="12pt" fo:font-weight="bold" officeooo:rsid="0027ed5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692f0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2e369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jaVu Sans Condensed"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DejaVu Sans Condensed" fo:font-size="12pt" fo:font-style="normal" fo:font-weight="normal" officeooo:rsid="004af624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DejaVu Sans Condensed" fo:font-size="12pt" fo:font-style="normal" fo:font-weight="normal" officeooo:rsid="004c821d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4e8542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532f8f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4e89f3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5070cc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54e31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54176d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6a3e9c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6895d1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DejaVu Sans Condensed" fo:font-size="12pt" fo:font-style="normal" fo:font-weight="bold" officeooo:rsid="004e8542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DejaVu Sans Condensed"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DejaVu Sans Condensed" fo:font-size="12pt" fo:font-style="normal" fo:font-weight="bold" officeooo:rsid="004af624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" fo:font-size="12pt" fo:font-style="normal" fo:font-weight="bold" officeooo:rsid="004e89f3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54176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normal" fo:font-weight="bold" officeooo:rsid="0054e31e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 Condensed" fo:font-size="12pt" fo:font-style="normal" fo:font-weight="bold" officeooo:rsid="004c821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DejaVu Sans Condensed" fo:font-size="12pt" fo:font-style="normal" fo:font-weight="bold" officeooo:rsid="00483b36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DejaVu Sans Condensed" fo:font-size="12pt" fo:font-style="normal" fo:font-weight="bold" officeooo:rsid="00494da5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DejaVu Sans Condensed" fo:font-size="12pt" fo:font-style="normal" fo:font-weight="bold" officeooo:rsid="00587cff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DejaVu Sans Condensed" fo:font-size="12pt" fo:font-style="normal" fo:font-weight="bold" officeooo:rsid="00264d9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DejaVu Sans Condensed" fo:font-size="12pt" fo:font-style="normal" fo:font-weight="bold" officeooo:rsid="001bf317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DejaVu Sans Condensed" fo:font-size="12pt" fo:font-style="normal" fo:font-weight="bold" officeooo:rsid="0019eb27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DejaVu Sans Condensed" fo:font-size="12pt" fo:font-style="normal" fo:font-weight="bold" officeooo:rsid="0042d81d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 Condensed" fo:font-size="12pt" fo:font-style="normal" fo:font-weight="bold" officeooo:rsid="003d0cb4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DejaVu Sans Condensed" fo:font-size="12pt" fo:font-style="italic" fo:font-weight="normal" officeooo:rsid="004692f0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DejaVu Sans Condensed" fo:font-size="12pt" fo:font-style="italic" fo:font-weight="normal" officeooo:rsid="00324557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DejaVu Sans Condensed" fo:font-size="12pt" fo:font-style="italic" fo:font-weight="normal" officeooo:rsid="004a4a6b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517b07" style:font-weight-asian="bold" style:font-weight-complex="bold"/>
    </style:style>
    <style:style style:name="T42" style:family="text">
      <style:text-properties fo:font-weight="bold" officeooo:rsid="00324557" style:font-weight-asian="bold" style:font-weight-complex="bold"/>
    </style:style>
    <style:style style:name="T43" style:family="text">
      <style:text-properties fo:font-weight="bold" officeooo:rsid="004e89f3" style:font-weight-asian="bold" style:font-weight-complex="bold"/>
    </style:style>
    <style:style style:name="T44" style:family="text">
      <style:text-properties fo:font-weight="bold" officeooo:rsid="00557cb9" style:font-weight-asian="bold" style:font-weight-complex="bold"/>
    </style:style>
    <style:style style:name="T45" style:family="text">
      <style:text-properties officeooo:rsid="005062e3"/>
    </style:style>
    <style:style style:name="T46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text-line-through-style="none" style:text-line-through-type="none"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text-line-through-style="none" style:text-line-through-type="none" style:font-name="DejaVu Sans Condensed" fo:font-size="12pt" fo:font-style="normal" fo:font-weight="normal" officeooo:rsid="00639ed1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text-line-through-style="none" style:text-line-through-type="none"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text-line-through-style="none" style:text-line-through-type="none" style:font-name="DejaVu Sans Condensed" fo:font-size="12pt" fo:font-style="normal" fo:font-weight="bold" officeooo:rsid="00517b07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text-line-through-style="none" style:text-line-through-type="none" style:font-name="DejaVu Sans Condensed" fo:font-size="12pt" fo:font-style="normal" fo:font-weight="bold" officeooo:rsid="00639ed1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officeooo:rsid="00517b07"/>
    </style:style>
    <style:style style:name="T54" style:family="text">
      <style:text-properties officeooo:rsid="00324557"/>
    </style:style>
    <style:style style:name="T55" style:family="text">
      <style:text-properties officeooo:rsid="004e89f3"/>
    </style:style>
    <style:style style:name="T56" style:family="text">
      <style:text-properties officeooo:rsid="00532f8f"/>
    </style:style>
    <style:style style:name="T57" style:family="text">
      <style:text-properties officeooo:rsid="00557cb9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officeooo:rsid="005e773d"/>
    </style:style>
    <style:style style:name="T60" style:family="text">
      <style:text-properties officeooo:rsid="0035db3e"/>
    </style:style>
    <style:style style:name="T61" style:family="text">
      <style:text-properties officeooo:rsid="0063be59"/>
    </style:style>
    <style:style style:name="T62" style:family="text">
      <style:text-properties officeooo:rsid="006a3e9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<text:span text:style-name="T60">xx</text:span> - Controls</text:p>
          </table:table-cell>
          <table:table-cell table:style-name="Table1.B1" office:value-type="string">
            <text:p text:style-name="P10">2xx - Ground</text:p>
          </table:table-cell>
          <table:table-cell table:style-name="Table1.B1" office:value-type="string">
            <text:p text:style-name="P10">3xx - Flight</text:p>
          </table:table-cell>
          <table:table-cell table:style-name="Table1.B1" office:value-type="string">
            <text:p text:style-name="P10">4xx - A2A</text:p>
          </table:table-cell>
          <table:table-cell table:style-name="Table1.E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12"><text:span text:style-name="T28">5</text:span><text:span text:style-name="T29">0</text:span><text:span text:style-name="T30">4</text:span><text:span text:style-name="T31"> - </text:span><text:span text:style-name="T32">A/G</text:span><text:span text:style-name="T33"> - </text:span><text:span text:style-name="T34">AGM-65 </text:span><text:span text:style-name="T35">Maverick</text:span></text:p>
      <text:p text:style-name="P6"/>
      <text:p text:style-name="P5">Fence in (switches on lower left instrument panel):</text:p>
      <text:list text:style-name="L1">
        <text:list-item>
          <text:p text:style-name="P13"><text:span text:style-name="T3">M</text:span><text:span text:style-name="T4">ASTER ARM</text:span><text:span text:style-name="T39"> ... </text:span><text:span text:style-name="T4">ARM</text:span></text:p>
        </text:list-item>
        <text:list-item>
          <text:p text:style-name="P20">GUN PAC<text:span text:style-name="T58"> ... </text:span>ARM</text:p>
        </text:list-item>
        <text:list-item>
          <text:p text:style-name="P20">LASER<text:span text:style-name="T58"> ... </text:span>ARM</text:p>
        </text:list-item>
        <text:list-item>
          <text:p text:style-name="P20">TGP<text:span text:style-name="T58"> ... </text:span>ARM</text:p>
        </text:list-item>
      </text:list>
      <text:p text:style-name="P1"/>
      <text:p text:style-name="P3"><text:span text:style-name="T40">AGM-65D</text:span> - IR, small warhead</text:p>
      <text:p text:style-name="P3"><text:span text:style-name="T40">AGM-65G</text:span> - IR, large warhead</text:p>
      <text:p text:style-name="P3"><text:span text:style-name="T40">AGM-65H</text:span> - EO, small warhead</text:p>
      <text:p text:style-name="P2"><text:span text:style-name="T44">AGM-65K</text:span><text:span text:style-name="T57"> - EO, large warhead</text:span></text:p>
      <text:p text:style-name="P4"><text:span text:style-name="T40">AGB-65L</text:span> - Laser, large warhead<text:span text:style-name="T59"> (A-10C II only)</text:span></text:p>
      <text:p text:style-name="P1"/>
      <text:p text:style-name="P11"><text:span text:style-name="T2">AGM-65</text:span><text:span text:style-name="T5"> </text:span><text:span text:style-name="T1">Mavericks </text:span><text:span text:style-name="T2">(</text:span><text:span text:style-name="T5">EO or </text:span><text:span text:style-name="T2">IR guided)</text:span></text:p>
      <text:p text:style-name="P11"><text:span text:style-name="T36">U</text:span><text:span text:style-name="T37">sing Maverick seeker for targeting:</text:span></text:p>
      <text:list xml:id="list3702647369" text:style-name="L2">
        <text:list-item>
          <text:p text:style-name="P30"><text:span text:style-name="T7">(</text:span><text:span text:style-name="T6">Optional, for decluttering) Put HUD in CCIP mode with </text:span><text:span text:style-name="T19">Master Mode Control Button</text:span><text:span text:style-name="T6"> (</text:span><text:span text:style-name="T19">Lower Gray Button</text:span><text:span text:style-name="T6">). <text:s/>This gives you the small gun cross instead of the large pipper.</text:span></text:p>
        </text:list-item>
        <text:list-item>
          <text:p text:style-name="P31"><text:span text:style-name="T50">S</text:span><text:span text:style-name="T49">elect Mavericks</text:span><text:span text:style-name="T48"> by setting </text:span><text:span text:style-name="T52">HUD as SOI</text:span><text:span text:style-name="T48"> and press </text:span><text:span text:style-name="T52">DMS left/right</text:span><text:span text:style-name="T48"> (</text:span><text:span text:style-name="T52">Middle Finger Hat left/right</text:span><text:span text:style-name="T48">), or</text:span><text:span text:style-name="T46"> in </text:span><text:span text:style-name="T49">DSMS</text:span><text:span text:style-name="T46">:</text:span></text:p>
          <text:list>
            <text:list-item>
              <text:p text:style-name="P14"><text:span text:style-name="T47">On </text:span><text:span text:style-name="T51">left</text:span><text:span text:style-name="T50"> MFD</text:span><text:span text:style-name="T47">, press </text:span><text:span text:style-name="T50">DSMS</text:span><text:span text:style-name="T47"> OSB.</text:span></text:p>
            </text:list-item>
            <text:list-item>
              <text:p text:style-name="P32"><text:span text:style-name="T54">Press </text:span><text:span text:style-name="T41">3 and 9 </text:span><text:span text:style-name="T42">OSB</text:span><text:span text:style-name="T41">s</text:span><text:span text:style-name="T54"> </text:span><text:span text:style-name="T53">(</text:span><text:span text:style-name="T54">next to Maverick pylon</text:span><text:span text:style-name="T45">s</text:span><text:span text:style-name="T53">)</text:span><text:span text:style-name="T54"> to select</text:span><text:span text:style-name="T45">/highlight them.</text:span></text:p>
            </text:list-item>
          </text:list>
        </text:list-item>
        <text:list-item>
          <text:p text:style-name="P14"><text:span text:style-name="T7">On </text:span><text:span text:style-name="T20">left</text:span><text:span text:style-name="T22"> MFD</text:span><text:span text:style-name="T7">, </text:span><text:span text:style-name="T11">go to </text:span><text:span text:style-name="T20">MAV</text:span><text:span text:style-name="T11"> page with </text:span><text:span text:style-name="T20">Coolie Hat left</text:span><text:span text:style-name="T11"> (</text:span><text:span text:style-name="T20">Dish Hat left</text:span><text:span text:style-name="T11">) or </text:span><text:span text:style-name="T8">press </text:span><text:span text:style-name="T21">MAV</text:span><text:span text:style-name="T8"> OSB</text:span><text:span text:style-name="T11">.</text:span></text:p>
        </text:list-item>
        <text:list-item>
          <text:p text:style-name="P30"><text:span text:style-name="T6">If MFD says </text:span><text:span text:style-name="T19">OFF</text:span><text:span text:style-name="T6"> at the top</text:span><text:span text:style-name="T12"> right</text:span><text:span text:style-name="T6">, turn on Mavericks:</text:span></text:p>
          <text:list>
            <text:list-item>
              <text:p text:style-name="P14"><text:span text:style-name="T8">Press </text:span><text:span text:style-name="T21">EO OFF</text:span><text:span text:style-name="T8"> OSB to change to </text:span><text:span text:style-name="T20">EO </text:span><text:span text:style-name="T21">ON</text:span><text:span text:style-name="T7">. <text:s/></text:span><text:span text:style-name="T8">Missiles</text:span><text:span text:style-name="T7"> take </text:span><text:span text:style-name="T22">3 minutes</text:span><text:span text:style-name="T7"> to cool down.</text:span><text:span text:style-name="T11"> <text:s/>MFD says </text:span><text:span text:style-name="T20">ALIGN</text:span><text:span text:style-name="T11">.</text:span></text:p>
            </text:list-item>
            <text:list-item>
              <text:p text:style-name="P15"><text:span text:style-name="T7">W</text:span><text:span text:style-name="T8">hen</text:span><text:span text:style-name="T12"> missiles are ready</text:span><text:span text:style-name="T18">:</text:span><text:span text:style-name="T12"> Maverick video feed </text:span><text:span text:style-name="T18">appears, </text:span><text:span text:style-name="T8">and HUD goes from </text:span><text:span text:style-name="T21">ALN</text:span><text:span text:style-name="T8"> to </text:span><text:span text:style-name="T21">RDY</text:span><text:span text:style-name="T12">.</text:span></text:p>
            </text:list-item>
          </text:list>
        </text:list-item>
        <text:list-item>
          <text:p text:style-name="P14"><text:span text:style-name="T8">Press </text:span><text:span text:style-name="T21">Coolie Hat </text:span><text:span text:style-name="T24">left </text:span><text:span text:style-name="T21">long</text:span><text:span text:style-name="T8"> (</text:span><text:span text:style-name="T21">Dish Hat </text:span><text:span text:style-name="T24">left </text:span><text:span text:style-name="T21">long</text:span><text:span text:style-name="T8">) to set </text:span><text:span text:style-name="T21">SOI</text:span><text:span text:style-name="T8"> to </text:span><text:span text:style-name="T24">left</text:span><text:span text:style-name="T21"> MFD</text:span><text:span text:style-name="T8"> (the one with the MAV page).</text:span><text:span text:style-name="T13"> <text:s/></text:span><text:span text:style-name="T24">Maverick controls</text:span><text:span text:style-name="T13">:</text:span></text:p>
        </text:list-item>
      </text:list>
      <text:list text:style-name="L3">
        <text:list-item>
          <text:list>
            <text:list-item>
              <text:p text:style-name="P21"><text:span text:style-name="T43">T</text:span><text:span text:style-name="T40">oggle Wide/Narrow FOV</text:span> <text:span text:style-name="T55">... </text:span>China Hat forward short (<text:span text:style-name="T40">Forward Thumb Button press short</text:span>)</text:p>
            </text:list-item>
            <text:list-item>
              <text:p text:style-name="P22"><text:span text:style-name="T40">Lock target manually</text:span>... TMS forward short (<text:span text:style-name="T40">Gray Reset Hat forward short</text:span>)</text:p>
            </text:list-item>
            <text:list-item>
              <text:p text:style-name="P23"><text:span text:style-name="T43">Ground lock seeker</text:span><text:span text:style-name="T55"> ... </text:span>TMS aft short (<text:span text:style-name="T40">Gray Reset Hat back short</text:span><text:span text:style-name="T55">)</text:span></text:p>
            </text:list-item>
            <text:list-item>
              <text:p text:style-name="P16"><text:span text:style-name="T24">Unlock/return to boresight</text:span><text:span text:style-name="T13"> ... China Hat back short (</text:span><text:span text:style-name="T24">Rear Thumb Button press short</text:span><text:span text:style-name="T13">)</text:span></text:p>
            </text:list-item>
            <text:list-item>
              <text:p text:style-name="P33"><text:span text:style-name="T24">S</text:span><text:span text:style-name="T19">tep to next missile</text:span><text:span text:style-name="T6"> ... With missile at boresight/caged, </text:span><text:span text:style-name="T13">China Hat back short (</text:span><text:span text:style-name="T24">Rear Thumb Button press short</text:span><text:span text:style-name="T13">)</text:span></text:p>
            </text:list-item>
            <text:list-item>
              <text:p text:style-name="P23"><text:span text:style-name="T43">Set Maverick target as SPI</text:span><text:span text:style-name="T55"> ... </text:span>TMS forward long (<text:span text:style-name="T40">Gray Reset Hat forward long</text:span>)</text:p>
            </text:list-item>
            <text:list-item>
              <text:p text:style-name="P21"><text:span text:style-name="T43">Symbology color</text:span><text:span text:style-name="T55"> ... </text:span>Boat Switch <text:span text:style-name="T56">up/down/press </text:span>(<text:span text:style-name="T40">Pinky Switch up/down/press</text:span><text:span text:style-name="T56">) for black/white/auto</text:span>.</text:p>
            </text:list-item>
          </text:list>
        </text:list-item>
      </text:list>
      <text:list xml:id="list212147272540351" text:continue-list="list3702647369" text:style-name="L2">
        <text:list-item>
          <text:p text:style-name="P24"><text:span text:style-name="T43">Seeker reticle</text:span><text:span text:style-name="T55"> shows on </text:span><text:span text:style-name="T43">HUD</text:span><text:span text:style-name="T55">. <text:s/></text:span>Slew onto target with <text:span text:style-name="T40">TDC </text:span><text:span text:style-name="T43">M</text:span><text:span text:style-name="T40">inistick</text:span>. <text:s/>It will automatically lock any target inside the tracking gate when it stops slewing.</text:p>
        </text:list-item>
        <text:list-item>
          <text:p text:style-name="P27">DLZ range indicator is on the lower left of the Maverick MFD.</text:p>
        </text:list-item>
        <text:list-item>
          <text:p text:style-name="P24">When you have lock<text:span text:style-name="T55"> (reticle on MFD is "buzzing")</text:span> and are in range, press <text:span text:style-name="T40">Red Button</text:span> to fire.</text:p>
        </text:list-item>
      </text:list>
      <text:list text:style-name="L4">
        <text:list-item>
          <text:list>
            <text:list-item>
              <text:p text:style-name="P17"><text:span text:style-name="T8">NOTE</text:span><text:span text:style-name="T17">:</text:span><text:span text:style-name="T8"> Flaps must be up to fire.</text:span></text:p>
            </text:list-item>
          </text:list>
        </text:list-item>
      </text:list>
      <text:list xml:id="list212147788206281" text:continue-list="list212147272540351" text:style-name="L2">
        <text:list-item>
          <text:p text:style-name="P34"><text:span text:style-name="T8">N</text:span><text:span text:style-name="T6">OTE: If MAV MFD says </text:span><text:span text:style-name="T19">SENSOR</text:span><text:span text:style-name="T6"> down the left side, it means you don't have Mavericks selected as your current weapon.</text:span></text:p>
        </text:list-item>
      </text:list>
      <text:p text:style-name="P11"><text:span text:style-name="T36">U</text:span><text:span text:style-name="T37">sing TPOD</text:span><text:span text:style-name="T38"> for targeting:</text:span></text:p>
      <text:list xml:id="list1240842046" text:style-name="L5">
        <text:list-item>
          <text:p text:style-name="P18"><text:span text:style-name="T7">F</text:span><text:span text:style-name="T8">ollow </text:span><text:span text:style-name="T21">steps 1-</text:span><text:span text:style-name="T25">4</text:span><text:span text:style-name="T21"> above</text:span><text:span text:style-name="T8"> to select and arm missile</text:span><text:span text:style-name="T14">s</text:span><text:span text:style-name="T8">.</text:span></text:p>
        </text:list-item>
        <text:list-item>
          <text:p text:style-name="P18"><text:span text:style-name="T8">On </text:span><text:span text:style-name="T24">right</text:span><text:span text:style-name="T21"> MFD</text:span><text:span text:style-name="T8">, press </text:span><text:span text:style-name="T21">TGP OSB</text:span><text:span text:style-name="T8">, then press </text:span><text:span text:style-name="T21">A-G</text:span><text:span text:style-name="T8"> OSB to select air-to-ground mode.</text:span></text:p>
        </text:list-item>
        <text:list-item>
          <text:p text:style-name="P18"><text:span text:style-name="T8">Press </text:span><text:span text:style-name="T21">Coolie Hat </text:span><text:span text:style-name="T24">right</text:span><text:span text:style-name="T21"> long</text:span><text:span text:style-name="T8"> (</text:span><text:span text:style-name="T21">Dish Hat </text:span><text:span text:style-name="T24">right</text:span><text:span text:style-name="T21"> long</text:span><text:span text:style-name="T8">) to set </text:span><text:span text:style-name="T23">SOI</text:span><text:span text:style-name="T9"> to MFD with </text:span><text:span text:style-name="T23">TGP</text:span><text:span text:style-name="T9">.</text:span></text:p>
        </text:list-item>
        <text:list-item>
          <text:p text:style-name="P18"><text:span text:style-name="T23">Designate target with TGP</text:span><text:span text:style-name="T9"> (see TGP page</text:span><text:span text:style-name="T16"> for full steps</text:span><text:span text:style-name="T9">).</text:span></text:p>
        </text:list-item>
        <text:list-item>
          <text:p text:style-name="P35"><text:span text:style-name="T9">S</text:span><text:span text:style-name="T6">et the </text:span><text:span text:style-name="T19">SPI</text:span><text:span text:style-name="T6"> to the target with </text:span><text:span text:style-name="T19">TMS up long</text:span><text:span text:style-name="T6"> (</text:span><text:span text:style-name="T19">Gray Reset Hat forward long</text:span><text:span text:style-name="T6">).</text:span></text:p>
        </text:list-item>
        <text:list-item>
          <text:p text:style-name="P35"><text:span text:style-name="T19">Point all sensors</text:span><text:span text:style-name="T6"> (including the Maverick) at the </text:span><text:span text:style-name="T19">SPI</text:span><text:span text:style-name="T6"> with </text:span><text:span text:style-name="T19">China Hat forward long</text:span><text:span text:style-name="T6"> (</text:span><text:span text:style-name="T19">Front Thumb Button long</text:span><text:span text:style-name="T6">)</text:span></text:p>
        </text:list-item>
        <text:list-item>
          <text:p text:style-name="P18"><text:span text:style-name="T15">P</text:span><text:span text:style-name="T9">ress </text:span><text:span text:style-name="T23">Coolie Hat </text:span><text:span text:style-name="T26">left</text:span><text:span text:style-name="T23"> long</text:span><text:span text:style-name="T9"> (</text:span><text:span text:style-name="T23">Dish Hat </text:span><text:span text:style-name="T26">left</text:span><text:span text:style-name="T23"> long</text:span><text:span text:style-name="T9">) to set </text:span><text:span text:style-name="T23">SOI</text:span><text:span text:style-name="T9"> to </text:span><text:span text:style-name="T23">MAV</text:span><text:span text:style-name="T9"> MFD</text:span><text:span text:style-name="T15"> for final adjustments.</text:span></text:p>
        </text:list-item>
      </text:list>
      <text:list text:style-name="L6">
        <text:list-item>
          <text:list>
            <text:list-item>
              <text:p text:style-name="P19"><text:span text:style-name="T10">It probably won't be able to lock yet at long range. <text:s/>When you get closer, press </text:span><text:span text:style-name="T23">TMS </text:span><text:span text:style-name="T27">up</text:span><text:span text:style-name="T23"> short</text:span><text:span text:style-name="T9"> (</text:span><text:span text:style-name="T23">Gray Reset Hat forward short</text:span><text:span text:style-name="T9">)</text:span><text:span text:style-name="T10"> to try to lock the target.</text:span></text:p>
            </text:list-item>
            <text:list-item>
              <text:p text:style-name="P36"><text:span text:style-name="T10">P</text:span><text:span text:style-name="T6">ress </text:span><text:span text:style-name="T19">China Hat forward short</text:span><text:span text:style-name="T6"> (</text:span><text:span text:style-name="T19">Front Thumb Button short</text:span><text:span text:style-name="T6">) to toggle </text:span><text:span text:style-name="T19">Maverick zoom/FOV</text:span><text:span text:style-name="T6">.</text:span></text:p>
            </text:list-item>
          </text:list>
        </text:list-item>
      </text:list>
      <text:list xml:id="list212147257929861" text:continue-list="list1240842046" text:style-name="L5">
        <text:list-item>
          <text:p text:style-name="P28">DLZ range indicator is on the left <text:span text:style-name="T61">side </text:span>of the Maverick MFD.</text:p>
        </text:list-item>
        <text:list-item>
          <text:p text:style-name="P25">When you have lock<text:span text:style-name="T55"> (reticle on MFD is "buzzing")</text:span> and are in range, press <text:span text:style-name="T40">Red Button</text:span> to fire.</text:p>
        </text:list-item>
      </text:list>
      <text:list text:style-name="L7">
        <text:list-item>
          <text:list>
            <text:list-item>
              <text:p text:style-name="P26">NOTE<text:span text:style-name="T62">:</text:span> Flaps must be up to fire.</text:p>
            </text:list-item>
          </text:list>
        </text:list-item>
      </text:list>
      <text:p text:style-name="P7"/>
      <text:p text:style-name="P8">Setting Maverick seeker boresight position</text:p>
      <text:list text:style-name="L8">
        <text:list-item>
          <text:p text:style-name="P29">With MAV MFD as SOI, press Boat Switch center (Pinky Switch press). <text:s/>MFD should say SEEKER BORESIGHT.</text:p>
        </text:list-item>
        <text:list-item>
          <text:p text:style-name="P29">Lock a target with the Maverick and press TMS forward short (Gray Reset Hat forward short). <text:s/>SEEKER BORESIGHT should show in reversed video.</text:p>
        </text:list-item>
        <text:list-item>
          <text:p text:style-name="P29">Press Boat Switch up or down (Pinky Switch up or down) to save the boresight position. <text:s/>Now when the Maverick is caged, it will return to that posi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2T21:21:47.100000000</dc:date>
    <meta:editing-duration>P1DT13H21M10S</meta:editing-duration>
    <meta:editing-cycles>7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7" meta:word-count="707" meta:character-count="3740" meta:non-whitespace-character-count="3120"/>
  </office:meta>
</office:document-meta>
</file>